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306A852E039DAA71.png" manifest:media-type="image/png"/>
  <manifest:file-entry manifest:full-path="Pictures/10000000000004B20000037C0CAB3BF790E7A090.png" manifest:media-type="image/png"/>
  <manifest:file-entry manifest:full-path="Pictures/10000000000004B2000004240B40CEC6EE8F8D10.png" manifest:media-type="image/png"/>
  <manifest:file-entry manifest:full-path="Pictures/10000000000004B20000032AC35824D1EC95A3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5.724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5.34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783cm" fo:min-width="4.708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23cm" svg:height="1.524cm" svg:x="8.001cm" svg:y="12.192cm">
          <text:p text:style-name="P2">Add new object</text:p>
          <draw:enhanced-geometry svg:viewBox="0 0 21600 21600" draw:glue-points="10800 0 0 10800 10800 21600 21600 10800 ?f40 ?f41" draw:text-areas="0 0 21600 21600" draw:type="rectangular-callout" draw:modifiers="-6590.3598971722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5.842cm" svg:height="1.524cm" svg:x="10.541cm" svg:y="9.525cm">
          <text:p text:style-name="P2">Open dashboard</text:p>
          <draw:enhanced-geometry svg:viewBox="0 0 21600 21600" draw:glue-points="10800 0 0 10800 10800 21600 21600 10800 ?f40 ?f41" draw:text-areas="0 0 21600 21600" draw:type="rectangular-callout" draw:modifiers="-10890.5699127161 3965.9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object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969cm" svg:height="1.524cm" svg:x="9.271cm" svg:y="4.191cm">
          <text:p text:style-name="P2">Object overview</text:p>
          <draw:enhanced-geometry svg:viewBox="0 0 21600 21600" draw:glue-points="10800 0 0 10800 10800 21600 21600 10800 ?f40 ?f41" draw:text-areas="0 0 21600 21600" draw:type="rectangular-callout" draw:modifiers="-14280.6030150754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572cm" svg:height="2.413cm" svg:x="32.34cm" svg:y="10.16cm">
          <text:p text:style-name="P2">Record</text:p>
          <text:p text:style-name="P2">Management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572cm" svg:height="2.413cm" svg:x="32.386cm" svg:y="16.764cm">
          <text:p text:style-name="P2">Fast</text:p>
          <text:p text:style-name="P2">Scrolling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18.923cm" svg:y="4.064cm">
          <text:p text:style-name="P2">Breadcrums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22" draw:text-style-name="P2" draw:layer="layout" svg:width="31.802cm" svg:height="28.045cm" svg:x="0cm" svg:y="5.042cm">
          <draw:image xlink:href="Pictures/10000000000004B200000424306A852E039DAA71.png" xlink:type="simple" xlink:show="embed" xlink:actuate="onLoad">
            <text:p/>
          </draw:image>
        </draw:frame>
        <draw:custom-shape draw:style-name="gr23" draw:text-style-name="P3" draw:layer="layout" svg:width="5.207cm" svg:height="2.032cm" svg:x="13.158cm" svg:y="4.083cm">
          <draw:glue-point draw:id="9" svg:x="-0.277cm" svg:y="1.401cm"/>
          <draw:glue-point draw:id="10" svg:x="-5cm" svg:y="2.601cm"/>
          <text:p text:style-name="P2">Top panel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5831.33640552996 69474.8647319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3" draw:layer="layout" svg:width="5.207cm" svg:height="2.032cm" svg:x="32.331cm" svg:y="17.018cm">
          <draw:glue-point draw:id="9" svg:x="-0.277cm" svg:y="1.401cm"/>
          <draw:glue-point draw:id="10" svg:x="-5cm" svg:y="2.601cm"/>
          <text:p text:style-name="P2">Top panel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7544.23963133641 43242.49877029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08-13T14:46:01.778205343</dc:date>
    <meta:editing-duration>PT1H44M38S</meta:editing-duration>
    <meta:editing-cycles>9</meta:editing-cycles>
    <meta:generator>LibreOffice/6.0.3.2$Linux_X86_64 LibreOffice_project/00m0$Build-2</meta:generator>
    <meta:document-statistic meta:object-count="33"/>
  </office:meta>
</office:document-meta>
</file>